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29.86042374129" calcext:value-type="float">
            <text:p>529.86042374129</text:p>
          </table:table-cell>
          <table:table-cell table:formula="of:=100*([.B2]/[.C2]-1)" office:value-type="float" office:value="31.5959048041129" calcext:value-type="float">
            <text:p>31.5959048041129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37.479565722733" calcext:value-type="float">
            <text:p>537.479565722733</text:p>
          </table:table-cell>
          <table:table-cell table:formula="of:=100*([.B3]/[.C3]-1)" office:value-type="float" office:value="31.2659836455697" calcext:value-type="float">
            <text:p>31.2659836455697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53.067087866232" calcext:value-type="float">
            <text:p>653.067087866232</text:p>
          </table:table-cell>
          <table:table-cell table:formula="of:=100*([.B4]/[.C4]-1)" office:value-type="float" office:value="9.61039803588244" calcext:value-type="float">
            <text:p>9.61039803588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53.322280483264" calcext:value-type="float">
            <text:p>653.322280483264</text:p>
          </table:table-cell>
          <table:table-cell table:formula="of:=100*([.B5]/[.C5]-1)" office:value-type="float" office:value="9.28985738111741" calcext:value-type="float">
            <text:p>9.28985738111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449.905097810578" calcext:value-type="float">
            <text:p>449.905097810578</text:p>
          </table:table-cell>
          <table:table-cell table:formula="of:=100*([.B6]/[.C6]-1)" office:value-type="float" office:value="73.4569876501666" calcext:value-type="float">
            <text:p>73.4569876501666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437.505377954603" calcext:value-type="float">
            <text:p>437.505377954603</text:p>
          </table:table-cell>
          <table:table-cell table:formula="of:=100*([.B7]/[.C7]-1)" office:value-type="float" office:value="61.7962495765811" calcext:value-type="float">
            <text:p>61.7962495765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696.20316954184" calcext:value-type="float">
            <text:p>696.20316954184</text:p>
          </table:table-cell>
          <table:table-cell table:formula="of:=100*([.B8]/[.C8]-1)" office:value-type="float" office:value="10.3113561923833" calcext:value-type="float">
            <text:p>10.3113561923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 request</text:p>
          </table:table-cell>
          <table:table-cell office:value-type="float" office:value="4408.47089201439" calcext:value-type="float">
            <text:p>4408.47089201439</text:p>
          </table:table-cell>
          <table:table-cell office:value-type="float" office:value="1358.86669729882" calcext:value-type="float">
            <text:p>1358.86669729882</text:p>
          </table:table-cell>
          <table:table-cell table:formula="of:=100*([.B9]/[.C9]-1)" office:value-type="float" office:value="224.422616344755" calcext:value-type="float">
            <text:p>224.422616344755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31.361033350104" calcext:value-type="float">
            <text:p>731.361033350104</text:p>
          </table:table-cell>
          <table:table-cell table:formula="of:=100*([.B10]/[.C10]-1)" office:value-type="float" office:value="4.89544868497183" calcext:value-type="float">
            <text:p>4.89544868497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31.083609891263" calcext:value-type="float">
            <text:p>431.083609891263</text:p>
          </table:table-cell>
          <table:table-cell table:formula="of:=100*([.B11]/[.C11]-1)" office:value-type="float" office:value="30.5718987972758" calcext:value-type="float">
            <text:p>30.571898797275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22:13:24.507274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1-03T22:14:29.235865118</dc:date>
    <dc:creator>Davide Ancona</dc:creator>
    <meta:editing-duration>PT3H28M26S</meta:editing-duration>
    <meta:editing-cycles>68</meta:editing-cycles>
    <meta:generator>LibreOffice/5.3.7.2.0$Linux_X86_64 LibreOffice_project/30$Build-2</meta:generator>
    <meta:document-statistic meta:table-count="1" meta:cell-count="48" meta:object-count="0"/>
  </office:meta>
</office:document-meta>
</file>